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edWeakReferenc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WeakReference.KeyedWeakReference( @ NonNullable @ Immutable K key , T refe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edWeakReference.KeyedWeakReference( @ NonNullable @ Immutable K key , T referent , ReferenceQueue &lt; ? super T &gt;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